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6328" officeooo:paragraph-rsid="000e6328"/>
    </style:style>
    <style:style style:name="P2" style:family="paragraph" style:parent-style-name="Standard">
      <style:text-properties style:font-name="Liberation Serif1" officeooo:rsid="000e6328" officeooo:paragraph-rsid="000e6328" style:font-name-asian="Liberation Serif1" style:font-name-complex="Liberation Serif1"/>
    </style:style>
    <style:style style:name="P3" style:family="paragraph" style:parent-style-name="Standard">
      <style:text-properties style:font-name="Liberation Serif1" officeooo:rsid="000e6328" officeooo:paragraph-rsid="000e6328"/>
    </style:style>
    <style:style style:name="P4" style:family="paragraph" style:parent-style-name="Standard">
      <style:paragraph-properties fo:text-align="center" style:justify-single-word="false"/>
      <style:text-properties fo:color="#ce181e" fo:font-size="18pt" fo:font-weight="bold" officeooo:rsid="000e6328" officeooo:paragraph-rsid="000e6328" style:font-size-asian="18pt" style:font-weight-asian="bold" style:font-size-complex="18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style:font-name-asian="Liberation Serif1" style:font-name-complex="Liberation Serif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99cm" fo:min-width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102cm" fo:min-width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049cm" fo:min-width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LCULO MATEMÁTICO</text:p>
      <text:p text:style-name="P1"/>
      <text:p text:style-name="P1">→ Matemática numérica intervalar, gráfica, simbólica.</text:p>
      <text:p text:style-name="P1"/>
      <text:p text:style-name="P1">*livro: numerical methods</text:p>
      <text:p text:style-name="P1"/>
      <text:p text:style-name="P1">soluções distintas → <text:tab/><text:span text:style-name="T1">Δ </text:span><text:span text:style-name="T2">↑ <text:s/></text:span></text:p>
      <text:p text:style-name="P2"><draw:line text:anchor-type="paragraph" draw:z-index="0" draw:name="Shape1" draw:style-name="gr1" draw:text-style-name="P5" svg:x1="0.51cm" svg:y1="0.335cm" svg:x2="0.51cm" svg:y2="1.076cm"><text:p/></draw:line><draw:path text:anchor-type="paragraph" draw:z-index="2" draw:name="Shape3" draw:style-name="gr1" draw:text-style-name="P5" svg:width="0.636cm" svg:height="0.343cm" draw:transform="rotate (-1.5707963267949) translate (0.933097222222222cm 0.361597222222222cm)" svg:viewBox="0 0 637 344" svg:d="M0 344c224-18 674 90 635-318l-265-26h-264"><text:p/></draw:path></text:p>
      <text:p text:style-name="P2"><draw:line text:anchor-type="paragraph" draw:z-index="1" draw:name="Shape2" draw:style-name="gr1" draw:text-style-name="P5" svg:x1="0.113cm" svg:y1="0.166cm" svg:x2="1.092cm" svg:y2="0.166cm"><text:p/></draw:line><draw:custom-shape text:anchor-type="paragraph" draw:z-index="3" draw:name="Shape4" draw:style-name="gr2" draw:text-style-name="P5" svg:width="0.138cm" svg:height="0.138cm" svg:x="0.51cm" svg:y="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5" draw:style-name="gr3" draw:text-style-name="P5" svg:width="0.145cm" svg:height="0.145cm" svg:x="0.847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text:s/></text:p>
      <text:p text:style-name="P1">soluções iguais → <text:tab/><text:span text:style-name="T1">Δ = 0</text:span></text:p>
      <text:p text:style-name="P3"><draw:line text:anchor-type="paragraph" draw:z-index="5" draw:name="Shape6" draw:style-name="gr1" draw:text-style-name="P5" svg:x1="0.37cm" svg:y1="0.069cm" svg:x2="0.37cm" svg:y2="0.625cm"><text:p/></draw:line><draw:line text:anchor-type="paragraph" draw:z-index="6" draw:name="Shape7" draw:style-name="gr1" draw:text-style-name="P5" svg:x1="-0.041cm" svg:y1="0.28cm" svg:x2="0.885cm" svg:y2="0.28cm"><text:p/></draw:line><draw:polyline text:anchor-type="paragraph" draw:z-index="7" draw:name="Shape8" draw:style-name="gr1" draw:text-style-name="P5" svg:width="0.224cm" svg:height="0.02cm" draw:transform="rotate (-1.15523343189505) translate (0.464758818394519cm 0.0745344677680697cm)" svg:viewBox="0 0 225 21" draw:points="0,16 142,21 225,0"><text:p/></draw:polyline><draw:polyline text:anchor-type="paragraph" draw:z-index="8" draw:name="Shape9" draw:style-name="gr1" draw:text-style-name="P5" svg:width="0.228cm" svg:height="0.041cm" draw:transform="rotate (-2.29371170297095) translate (0.692893710354379cm 0.108872409541276cm)" svg:viewBox="0 0 229 42" draw:points="0,42 169,34 229,0"><text:p/></draw:polyline><draw:custom-shape text:anchor-type="paragraph" draw:z-index="9" draw:name="Shape10" draw:style-name="gr4" draw:text-style-name="P5" svg:width="0.068cm" svg:height="0.068cm" svg:x="0.542cm" svg:y="0.2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1"><draw:line text:anchor-type="paragraph" draw:z-index="10" draw:name="Shape11" draw:style-name="gr1" draw:text-style-name="P5" svg:x1="0.344cm" svg:y1="0.616cm" svg:x2="0.344cm" svg:y2="1.33cm"><text:p/></draw:line><draw:line text:anchor-type="paragraph" draw:z-index="11" draw:name="Shape12" draw:style-name="gr1" draw:text-style-name="P5" svg:x1="-0.067cm" svg:y1="0.986cm" svg:x2="0.859cm" svg:y2="0.986cm"><text:p/></draw:line><draw:path text:anchor-type="paragraph" draw:z-index="12" draw:name="Shape13" draw:style-name="gr1" draw:text-style-name="P6" svg:width="0.171cm" svg:height="0.318cm" draw:transform="rotate (-1.5707963267949) translate (0.779992144904097cm 0.65570617900337cm)" svg:viewBox="0 0 172 319" svg:d="M10 296c138 104 189-174 148-296l-106 13-52 16"><text:p/></draw:path>não passa no eixo → <text:tab/>-<text:span text:style-name="T1">Δ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5:16:00.860205033</meta:creation-date>
    <dc:date>2019-08-19T15:54:55.232251876</dc:date>
    <meta:editing-duration>PT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28" meta:character-count="172" meta:non-whitespace-character-count="143"/>
  </office:meta>
</office:document-meta>
</file>